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198cm" draw:shadow="visibl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1" style:family="graphic" style:parent-style-name="standard">
      <style:graphic-properties draw:marker-start="" draw:fill-color="#eeeeee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13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16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text-shadow="none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text-shadow="none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text-align="center"/>
      <style:text-properties fo:font-size="8.60000038146973pt" style:font-size-asian="8.60000038146973pt" style:font-size-complex="8.60000038146973pt"/>
    </style:style>
    <style:style style:name="P9" style:family="paragraph">
      <style:text-properties fo:font-size="8.69999980926514pt"/>
    </style:style>
    <style:style style:name="P10" style:family="paragraph">
      <style:paragraph-properties fo:text-align="center"/>
      <style:text-properties fo:text-shadow="none"/>
    </style:style>
    <style:style style:name="P11" style:family="paragraph">
      <style:paragraph-properties fo:margin-top="0.205cm" fo:margin-bottom="0.205cm" fo:text-align="start"/>
    </style:style>
    <style:style style:name="P12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9pt" style:font-size-asian="9pt" style:font-size-complex="9pt"/>
    </style:style>
    <style:style style:name="P15" style:family="paragraph">
      <style:paragraph-properties fo:text-align="center"/>
      <style:text-properties style:font-name="Liberation Sans2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text-properties fo:font-size="6pt" style:font-size-asian="6pt" style:font-size-complex="6pt"/>
    </style:style>
    <style:style style:name="P18" style:family="paragraph">
      <style:paragraph-properties fo:text-align="center"/>
      <style:text-properties fo:font-size="6pt" style:font-size-asian="6pt" style:font-size-complex="6pt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text-shadow="none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text-shadow="none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.60000038146973pt" style:font-size-asian="8.60000038146973pt" style:font-size-complex="8.60000038146973pt"/>
    </style:style>
    <style:style style:name="T7" style:family="text">
      <style:text-properties fo:font-size="8.69999980926514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7.466cm" svg:x="2.54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48cm" svg:height="1.232cm" svg:x="6.096cm" svg:y="1.778cm">
          <text:p text:style-name="P1"><text:span text:style-name="T1">Input </text:span></text:p>
          <text:p text:style-name="P1"><text:span text:style-name="T1">coordin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245cm" svg:x="6.096cm" svg:y="5.488cm">
          <text:p text:style-name="P1"><text:span text:style-name="T1">Output</text:span></text:p>
          <text:p text:style-name="P1"><text:span text:style-name="T1">che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1.35cm" svg:x="2.648cm" svg:y="7.132cm">
          <text:p text:style-name="P1"><text:span text:style-name="T2">Checkpoint &amp; restore</text:span></text:p>
          <text:p text:style-name="P1"><text:span text:style-name="T2">guar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.67cm" svg:y1="2.32cm" svg:x2="2.999cm" svg:y2="6.3cm" svg:d="M3670 2320c0 2985-671 995-671 3980" svg:viewBox="0 0 672 3981">
          <text:p/>
        </draw:connector>
        <draw:connector draw:style-name="gr5" draw:text-style-name="P1" draw:layer="layout" draw:type="curve" svg:x1="4.372cm" svg:y1="2.322cm" svg:x2="3.701cm" svg:y2="6.302cm" svg:d="M4372 2322c0 2985-671 995-671 3980" svg:viewBox="0 0 672 3981">
          <text:p/>
        </draw:connector>
        <draw:connector draw:style-name="gr5" draw:text-style-name="P1" draw:layer="layout" draw:type="curve" svg:x1="5.074cm" svg:y1="2.324cm" svg:x2="4.403cm" svg:y2="6.304cm" svg:d="M5074 2324c0 2985-671 995-671 3980" svg:viewBox="0 0 672 3981">
          <text:p/>
        </draw:connector>
        <draw:frame draw:style-name="gr6" draw:text-style-name="P4" draw:layer="layout" svg:width="1.526cm" svg:height="0.573cm" svg:x="2.851cm" svg:y="2.54cm">
          <draw:text-box>
            <text:p><text:span text:style-name="T3">accept()</text:span></text:p>
          </draw:text-box>
        </draw:frame>
        <draw:frame draw:style-name="gr6" draw:text-style-name="P5" draw:layer="layout" svg:width="1.226cm" svg:height="0.573cm" svg:x="2.975cm" svg:y="3.322cm">
          <draw:text-box>
            <text:p><text:span text:style-name="T4">recv()</text:span></text:p>
          </draw:text-box>
        </draw:frame>
        <draw:frame draw:style-name="gr6" draw:text-style-name="P6" draw:layer="layout" svg:width="0.854cm" svg:height="0.53cm" svg:x="3.273cm" svg:y="1.878cm">
          <draw:text-box>
            <text:p><text:span text:style-name="T5">T1</text:span></text:p>
          </draw:text-box>
        </draw:frame>
        <draw:custom-shape draw:style-name="gr7" draw:text-style-name="P2" draw:layer="layout" svg:width="0.625cm" svg:height="0.308cm" svg:x="0.321cm" svg:y="7.15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7.624cm" svg:y="4.06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22cm" svg:y="4.064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353cm" svg:height="0.573cm" svg:x="2.419cm" svg:y="4.78cm">
          <draw:text-box>
            <text:p><text:span text:style-name="T3">close()</text:span></text:p>
          </draw:text-box>
        </draw:frame>
        <draw:custom-shape draw:style-name="gr7" draw:text-style-name="P2" draw:layer="layout" svg:width="0.625cm" svg:height="0.308cm" svg:x="8.824cm" svg:y="4.0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226cm" svg:height="0.809cm" svg:x="9.957cm" svg:y="2.352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frame draw:style-name="gr9" draw:text-style-name="P4" draw:layer="layout" svg:width="1.302cm" svg:height="0.573cm" svg:x="4.04cm" svg:y="4.326cm">
          <draw:text-box>
            <text:p><text:span text:style-name="T3">send()</text:span></text:p>
          </draw:text-box>
        </draw:frame>
        <draw:frame draw:style-name="gr6" draw:text-style-name="P6" draw:layer="layout" svg:width="0.854cm" svg:height="0.53cm" svg:x="3.975cm" svg:y="1.88cm">
          <draw:text-box>
            <text:p><text:span text:style-name="T5">T2</text:span></text:p>
          </draw:text-box>
        </draw:frame>
        <draw:frame draw:style-name="gr6" draw:text-style-name="P6" draw:layer="layout" svg:width="0.854cm" svg:height="0.53cm" svg:x="4.677cm" svg:y="1.882cm">
          <draw:text-box>
            <text:p><text:span text:style-name="T5">Tn</text:span></text:p>
          </draw:text-box>
        </draw:frame>
        <draw:frame draw:style-name="gr10" draw:text-style-name="P8" draw:layer="layout" svg:width="1.958cm" svg:height="0.945cm" svg:x="5.242cm" svg:y="3.737cm">
          <draw:text-box>
            <text:p text:style-name="P1"><text:span text:style-name="T6">consensus</text:span></text:p>
            <text:p text:style-name="P1"><text:span text:style-name="T6">log</text:span></text:p>
          </draw:text-box>
        </draw:frame>
        <draw:custom-shape draw:style-name="gr11" draw:text-style-name="P2" draw:layer="layout" svg:width="1.281cm" svg:height="0.69cm" svg:x="0.097cm" svg:y="2.358cm">
          <text:p text:style-name="P1"><text:span text:style-name="T1">Client2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62cm" svg:x="0.108cm" svg:y="4.126cm">
          <text:p text:style-name="P1"><text:span text:style-name="T1">Client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44cm" svg:x="0.062cm" svg:y="1.17cm">
          <text:p text:style-name="P1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0.854cm" svg:height="0.603cm" svg:x="0.27cm" svg:y="3.302cm">
          <draw:text-box>
            <text:p><text:span text:style-name="T7">...</text:span></text:p>
          </draw:text-box>
        </draw:frame>
        <draw:custom-shape draw:style-name="gr12" draw:text-style-name="P10" draw:layer="layout" svg:width="2.677cm" svg:height="7.366cm" draw:transform="skewX (0.00872664625997164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881cm" svg:height="1.35cm" svg:x="11.125cm" svg:y="7.132cm">
          <text:p text:style-name="P11"><text:span text:style-name="T2">Checkpoint &amp;restore</text:span></text:p>
          <text:p text:style-name="P11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3.226cm" svg:height="1.245cm" svg:x="11.122cm" svg:y="1.763cm">
          <text:p text:style-name="P13"><text:span text:style-name="T1">Input</text:span></text:p>
          <text:p text:style-name="P13"><text:span text:style-name="T1">coordinator 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5.696cm" svg:y1="7.62cm" svg:x2="11.125cm" svg:y2="7.62cm">
          <text:p/>
        </draw:line>
        <draw:custom-shape draw:style-name="gr3" draw:text-style-name="P14" draw:layer="layout" svg:width="3.226cm" svg:height="1.245cm" svg:x="11.122cm" svg:y="5.466cm">
          <text:p text:style-name="P13"><text:span text:style-name="T1">Output</text:span></text:p>
          <text:p text:style-name="P13"><text:span text:style-name="T1">checker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.648cm" svg:y1="3.048cm" svg:x2="1.378cm" svg:y2="2.794cm">
          <text:p/>
        </draw:line>
        <draw:line draw:style-name="gr15" draw:text-style-name="P1" draw:layer="layout" svg:x1="2.648cm" svg:y1="3.888cm" svg:x2="1.365cm" svg:y2="4.572cm">
          <text:p/>
        </draw:line>
        <draw:line draw:style-name="gr16" draw:text-style-name="P15" draw:layer="layout" svg:x1="9.554cm" svg:y1="5.95cm" svg:x2="9.554cm" svg:y2="5.95cm">
          <text:p/>
        </draw:line>
        <draw:frame draw:style-name="gr17" draw:text-style-name="P7" draw:layer="layout" svg:width="1.226cm" svg:height="0.809cm" svg:x="9.957cm" svg:y="6.05cm">
          <draw:text-box>
            <text:p text:style-name="P1"><text:span text:style-name="T5">RDMA</text:span></text:p>
            <text:p text:style-name="P1"><text:span text:style-name="T5">QP</text:span></text:p>
          </draw:text-box>
        </draw:frame>
        <draw:line draw:style-name="gr16" draw:text-style-name="P15" draw:layer="layout" svg:x1="9.55cm" svg:y1="2.952cm" svg:x2="9.55cm" svg:y2="2.952cm">
          <text:p/>
        </draw:line>
        <draw:custom-shape draw:style-name="gr18" draw:text-style-name="P1" draw:layer="layout" svg:width="1.524cm" svg:height="0.254cm" svg:x="9.798cm" svg:y="2.1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524cm" svg:height="0.254cm" svg:x="9.799cm" svg:y="5.8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2.648cm" svg:y1="2.286cm" svg:x2="1.124cm" svg:y2="1.778cm">
          <text:p/>
        </draw:line>
        <draw:custom-shape draw:style-name="gr19" draw:text-style-name="P2" draw:layer="layout" svg:width="2.686cm" svg:height="4.926cm" svg:x="2.648cm" svg:y="1.77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294cm" svg:height="0.53cm" svg:x="7.481cm" svg:y="7.62cm">
          <draw:text-box>
            <text:p text:style-name="P1"><text:span text:style-name="T5">TCP/IP</text:span></text:p>
          </draw:text-box>
        </draw:frame>
        <draw:custom-shape draw:style-name="gr3" draw:text-style-name="P2" draw:layer="layout" svg:width="0.625cm" svg:height="0.308cm" svg:x="9.425cm" svg:y="4.0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1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725cm" svg:y="4.06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2.326cm" svg:y="4.0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6" draw:layer="layout" svg:x1="7.112cm" svg:y1="3.01cm" svg:x2="7.366cm" svg:y2="4.058cm">
          <text:p/>
        </draw:line>
        <draw:line draw:style-name="gr20" draw:text-style-name="P16" draw:layer="layout" svg:x1="8.957cm" svg:y1="3.01cm" svg:x2="9.211cm" svg:y2="4.058cm">
          <text:p/>
        </draw:line>
        <draw:line draw:style-name="gr20" draw:text-style-name="P16" draw:layer="layout" svg:x1="7.757cm" svg:y1="3.01cm" svg:x2="8.011cm" svg:y2="4.058cm">
          <text:p/>
        </draw:line>
        <draw:line draw:style-name="gr20" draw:text-style-name="P16" draw:layer="layout" svg:x1="7.874cm" svg:y1="5.488cm" svg:x2="8.536cm" svg:y2="4.372cm">
          <text:p/>
        </draw:line>
        <draw:frame draw:style-name="gr21" draw:text-style-name="P17" draw:layer="layout" svg:width="1.27cm" svg:height="0.493cm" svg:x="8.136cm" svg:y="4.626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7.036cm" svg:y="3.227cm">
          <draw:text-box>
            <text:p><text:span text:style-name="T8">append</text:span></text:p>
          </draw:text-box>
        </draw:frame>
        <draw:frame draw:style-name="gr21" draw:text-style-name="P17" draw:layer="layout" svg:width="1.27cm" svg:height="0.493cm" svg:x="8.836cm" svg:y="3.227cm">
          <draw:text-box>
            <text:p><text:span text:style-name="T8">append</text:span></text:p>
          </draw:text-box>
        </draw:frame>
        <draw:line draw:style-name="gr20" draw:text-style-name="P18" draw:layer="layout" svg:x1="4.064cm" svg:y1="3.556cm" svg:x2="6.096cm" svg:y2="2.54cm">
          <text:p/>
        </draw:line>
        <draw:line draw:style-name="gr20" draw:text-style-name="P16" draw:layer="layout" svg:x1="12.102cm" svg:y1="3.01cm" svg:x2="11.43cm" svg:y2="4.064cm">
          <text:p/>
        </draw:line>
        <draw:frame draw:style-name="gr21" draw:text-style-name="P17" draw:layer="layout" svg:width="1.27cm" svg:height="0.493cm" svg:x="10.836cm" svg:y="3.228cm">
          <draw:text-box>
            <text:p><text:span text:style-name="T8">append</text:span></text:p>
          </draw:text-box>
        </draw:frame>
        <draw:line draw:style-name="gr20" draw:text-style-name="P18" draw:layer="layout" svg:x1="4.064cm" svg:y1="2.794cm" svg:x2="6.096cm" svg:y2="2.54cm">
          <text:p/>
        </draw:line>
        <draw:line draw:style-name="gr20" draw:text-style-name="P18" draw:layer="layout" svg:x1="4.826cm" svg:y1="4.826cm" svg:x2="6.096cm" svg:y2="5.842cm">
          <text:p/>
        </draw:line>
        <draw:line draw:style-name="gr20" draw:text-style-name="P18" draw:layer="layout" svg:x1="3.302cm" svg:y1="4.826cm" svg:x2="6.096cm" svg:y2="2.794cm">
          <text:p/>
        </draw:line>
        <draw:frame draw:style-name="gr21" draw:text-style-name="P6" draw:layer="layout" svg:width="1.467cm" svg:height="0.53cm" svg:x="0.754cm" svg:y="7.058cm">
          <draw:text-box>
            <text:p><text:span text:style-name="T5">accept()</text:span></text:p>
          </draw:text-box>
        </draw:frame>
        <draw:custom-shape draw:style-name="gr3" draw:text-style-name="P2" draw:layer="layout" svg:width="0.625cm" svg:height="0.308cm" svg:x="7.0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0.323cm" svg:y="7.59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7.499cm">
          <draw:text-box>
            <text:p><text:span text:style-name="T5">recv()</text:span></text:p>
          </draw:text-box>
        </draw:frame>
        <draw:custom-shape draw:style-name="gr7" draw:text-style-name="P2" draw:layer="layout" svg:width="0.625cm" svg:height="0.308cm" svg:x="0.323cm" svg:y="7.999cm">
          <text:p text:style-name="P1"><text:span text:style-name="T1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2.038cm" svg:height="0.53cm" svg:x="0.756cm" svg:y="7.899cm">
          <draw:text-box>
            <text:p><text:span text:style-name="T5">output hash</text:span></text:p>
          </draw:text-box>
        </draw:frame>
        <draw:custom-shape draw:style-name="gr7" draw:text-style-name="P2" draw:layer="layout" svg:width="0.625cm" svg:height="0.308cm" svg:x="0.323cm" svg:y="8.39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0.756cm" svg:y="8.299cm">
          <draw:text-box>
            <text:p><text:span text:style-name="T5">close()</text:span></text:p>
          </draw:text-box>
        </draw:frame>
        <draw:frame draw:style-name="gr21" draw:text-style-name="P6" draw:layer="layout" svg:width="2.54cm" svg:height="0.53cm" svg:x="2.748cm" svg:y="1.324cm">
          <draw:text-box>
            <text:p><text:span text:style-name="T5">A server program</text:span></text:p>
          </draw:text-box>
        </draw:frame>
        <draw:frame draw:style-name="gr21" draw:text-style-name="P6" draw:layer="layout" svg:width="1.416cm" svg:height="0.53cm" svg:x="1.232cm" svg:y="1.5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132cm" svg:y="2.824cm">
          <draw:text-box>
            <text:p><text:span text:style-name="T5">TCP/IP</text:span></text:p>
          </draw:text-box>
        </draw:frame>
        <draw:frame draw:style-name="gr21" draw:text-style-name="P6" draw:layer="layout" svg:width="1.416cm" svg:height="0.53cm" svg:x="1.032cm" svg:y="3.869cm">
          <draw:text-box>
            <text:p><text:span text:style-name="T5">TCP/IP</text:span></text:p>
          </draw:text-box>
        </draw:frame>
        <draw:frame draw:style-name="gr21" draw:text-style-name="P19" draw:layer="layout" svg:width="2.032cm" svg:height="0.729cm" svg:x="2.44cm" svg:y="0.762cm">
          <draw:text-box>
            <text:p><text:span text:style-name="T9">Leader</text:span></text:p>
          </draw:text-box>
        </draw:frame>
        <draw:frame draw:style-name="gr21" draw:text-style-name="P19" draw:layer="layout" svg:width="2.014cm" svg:height="0.729cm" svg:x="10.84cm" svg:y="0.763cm">
          <draw:text-box>
            <text:p><text:span text:style-name="T9">Backup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5H11M6S</meta:editing-duration>
    <meta:editing-cycles>57</meta:editing-cycles>
    <meta:generator>LibreOffice/4.2.8.2$Linux_X86_64 LibreOffice_project/420m0$Build-2</meta:generator>
    <dc:date>2016-05-11T04:26:45.191650112</dc:date>
    <meta:document-statistic meta:object-count="93"/>
  </office:meta>
</office:document-meta>
</file>